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bottom" draw:auto-grow-height="false"/>
    </style:style>
    <style:style style:name="gr7" style:family="graphic" style:parent-style-name="standard">
      <style:graphic-properties draw:textarea-horizontal-align="center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9cm" svg:height="0.9cm" svg:x="25.7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0.1cm" svg:x="16.9cm" svg:y="1.4cm">
          <text:p text:style-name="P1">Web brows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4.2cm" svg:height="15.3cm" svg:x="1.1cm" svg:y="3.3cm">
          <text:p text:style-name="P1">http://mbed.org/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4.162cm" svg:y1="10.3cm" svg:x2="32.6cm" svg:y2="20.125cm" svg:d="m34162 10300-1562 9825" svg:viewBox="0 0 1563 9826">
          <text:p/>
        </draw:connector>
        <draw:connector draw:style-name="gr4" draw:text-style-name="P1" draw:layer="layout" draw:type="curve" svg:x1="18.046cm" svg:y1="7.4cm" svg:x2="14.1cm" svg:y2="11.648cm" draw:start-shape="id1" draw:end-shape="id2" draw:end-glue-point="1" svg:d="m18046 7400c-2958 0-985 4248-3946 4248" svg:viewBox="0 0 3947 4249">
          <text:p/>
        </draw:connector>
        <draw:custom-shape draw:style-name="gr5" draw:text-style-name="P1" xml:id="id9" draw:id="id9" draw:layer="layout" svg:width="4.9cm" svg:height="2.2cm" svg:x="18.2cm" svg:y="2.9cm">
          <text:p text:style-name="P1">Edito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3.4cm" svg:height="2.5cm" svg:x="25.1cm" svg:y="10.2cm">
          <text:p text:style-name="P1">Aj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6.854cm" svg:height="3cm" svg:x="18.046cm" svg:y="5.9cm">
          <text:p text:style-name="P1">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24.9cm" svg:y1="7.4cm" svg:x2="26.8cm" svg:y2="10.2cm" draw:start-shape="id1" draw:start-glue-point="1" draw:end-shape="id3" svg:d="m24900 7400c1267 0 1900 933 1900 2800" svg:viewBox="0 0 1901 2801">
          <text:p/>
        </draw:connector>
        <draw:g xml:id="id4" draw:id="id4">
          <draw:custom-shape draw:style-name="gr5" draw:text-style-name="P1" draw:layer="layout" svg:width="5cm" svg:height="2.625cm" svg:x="9.048cm" svg:y="6.9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748cm" svg:y="6.6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4cm" svg:y="6.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xml:id="id5" draw:id="id5">
          <draw:custom-shape draw:style-name="gr5" draw:text-style-name="P1" draw:layer="layout" svg:width="5cm" svg:height="2.625cm" svg:x="2.9cm" svg:y="10.6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2.6cm" svg:y="10.3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2.252cm" svg:y="10cm">
            <text:p text:style-name="P1">C 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5" draw:text-style-name="P1" xml:id="id6" draw:id="id6" draw:layer="layout" svg:width="7.6cm" svg:height="2.5cm" svg:x="4.1cm" svg:y="15.4cm">
          <text:p text:style-name="P1">C/C++ Comp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" draw:id="id2">
          <draw:custom-shape draw:style-name="gr5" draw:text-style-name="P1" draw:layer="layout" svg:width="5cm" svg:height="2.625cm" svg:x="9.1cm" svg:y="10.672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8cm" svg:y="10.333cm">
            <text:p text:style-name="P1">Haskell</text:p>
            <text:p text:style-name="P1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5cm" svg:height="2.625cm" svg:x="8.452cm" svg:y="10cm">
            <text:p text:style-name="P1">C source</text:p>
            <text:p text:style-name="P1">translated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4" draw:text-style-name="P1" draw:layer="layout" draw:type="curve" svg:x1="14.048cm" svg:y1="7.948cm" svg:x2="18.046cm" svg:y2="7.4cm" draw:start-shape="id4" draw:start-glue-point="1" draw:end-shape="id1" svg:d="m14048 7948c3000 0 1001-548 3998-548" svg:viewBox="0 0 3999 549">
          <text:p/>
        </draw:connector>
        <draw:connector draw:style-name="gr4" draw:text-style-name="P1" draw:layer="layout" draw:type="curve" svg:x1="5.076cm" svg:y1="13.297cm" svg:x2="7.9cm" svg:y2="15.4cm" draw:start-shape="id5" draw:end-shape="id6" draw:end-glue-point="0" svg:d="m5076 13297c0 1578 2824 527 2824 2103" svg:viewBox="0 0 2825 2104">
          <text:p/>
        </draw:connector>
        <draw:connector draw:style-name="gr4" draw:text-style-name="P1" draw:layer="layout" draw:type="curve" svg:x1="11.276cm" svg:y1="13.297cm" svg:x2="7.9cm" svg:y2="15.4cm" draw:start-shape="id2" draw:end-shape="id6" draw:end-glue-point="0" svg:d="m11276 13297c0 1578-3376 527-3376 2103" svg:viewBox="0 0 3377 2104">
          <text:p/>
        </draw:connector>
        <draw:custom-shape draw:style-name="gr6" draw:text-style-name="P1" draw:layer="layout" svg:width="5.5cm" svg:height="3.2cm" svg:x="17.8cm" svg:y="15.7cm">
          <text:p text:style-name="P1">mbed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9cm" svg:height="2.6cm" svg:x="18.1cm" svg:y="9.6cm">
          <text:p text:style-name="P1">Bin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1.7cm" svg:y1="16.65cm" svg:x2="18.1cm" svg:y2="10.9cm" draw:start-shape="id6" draw:start-glue-point="1" draw:end-shape="id7" svg:d="m11700 16650c4801 0 1602-5750 6400-5750" svg:viewBox="0 0 6401 5751">
          <text:p/>
        </draw:connector>
        <draw:connector draw:style-name="gr4" draw:text-style-name="P1" draw:layer="layout" draw:type="curve" svg:x1="20.55cm" svg:y1="12.2cm" svg:x2="20.55cm" svg:y2="15.2cm" draw:start-shape="id7" draw:start-glue-point="2" draw:end-shape="id8" svg:d="m20550 12200v3000" svg:viewBox="0 0 1 3001">
          <text:p/>
        </draw:connector>
        <draw:custom-shape draw:style-name="gr7" draw:text-style-name="P1" xml:id="id8" draw:id="id8" draw:layer="layout" svg:width="2.9cm" svg:height="2.1cm" svg:x="19.1cm" svg:y="15.2cm">
          <text:p text:style-name="P1">USB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8.2cm" svg:y1="4cm" svg:x2="5.076cm" svg:y2="10cm" draw:start-shape="id9" draw:start-glue-point="3" draw:end-shape="id5" draw:end-glue-point="0" svg:d="m18200 4000c-8750 0-13124 2000-13124 6000" svg:viewBox="0 0 13125 6001">
          <text:p/>
        </draw:connector>
        <draw:connector draw:style-name="gr4" draw:text-style-name="P1" draw:layer="layout" draw:type="curve" svg:x1="18.2cm" svg:y1="4cm" svg:x2="11.224cm" svg:y2="6.3cm" draw:start-shape="id9" draw:start-glue-point="3" draw:end-shape="id4" draw:end-glue-point="0" svg:d="m18200 4000c-4651 0-6976 766-6976 2300" svg:viewBox="0 0 6977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3:36:59.055241176</dc:date>
    <dc:creator>Okabe Kiwamu</dc:creator>
    <meta:editing-duration>PT2H39M35S</meta:editing-duration>
    <meta:editing-cycles>234</meta:editing-cycles>
    <meta:generator>LibreOffice/4.1.1.2$Linux_X86_64 LibreOffice_project/410m0$Build-2</meta:generator>
    <meta:document-statistic meta:object-count="32"/>
  </office:meta>
</office:document-meta>
</file>